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Support.create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ploySupport.getJbi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setArtifactId( String artifa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setGroupId( String 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deploy( JBIContainer contai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Sup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Support.create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ploySupport.setCommandsService( AdminCommandsService command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getCommand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loySupport.setHomeDir( String hom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setJbiContainer( JBIContainer jbi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getFile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Support.getHome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loySupport.getArtifac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Support.setDeferException( boolean defer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getGroup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Support.get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Support.isDef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setRepositoryDir( String repository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upport.getRepository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Support.isFileUr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